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46.02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number-columns-repeated="1007" table:default-cell-style-name="ce5"/>
        <table:table-row table:style-name="ro1">
          <table:table-cell/>
          <table:table-cell office:value-type="string" calcext:value-type="string">
            <text:p>AvNavOchartsProvider settings</text:p>
          </table:table-cell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n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2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</text:p>
          </table:table-cell>
          <table:table-cell office:value-type="string" calcext:value-type="string">
            <text:p>max/ enum string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LIB_Load S57GlobalConfig</text:p>
            <text:p>(reconfig from json)</text:p>
          </table:table-cell>
          <table:table-cell office:value-type="string" calcext:value-type="string">
            <text:p>PLIB_Load S57ObjectConfig</text:p>
            <text:p><text:span text:style-name="T2">(prepare render if hash changed and reconfig from json)</text:span></text:p>
          </table:table-cell>
          <table:table-cell office:value-type="string" calcext:value-type="string">
            <text:p>PLIB_Load S57Config</text:p>
            <text:p>(prepare render if hash changed)</text:p>
          </table:table-cell>
          <table:table-cell office:value-type="string" calcext:value-type="string">
            <text:p>LoadS57Config (init plugin)</text:p>
          </table:table-cell>
          <table:table-cell office:value-type="string" calcext:value-type="string">
            <text:p>json name</text:p>
          </table:table-cell>
          <table:table-cell office:value-type="string" calcext:value-type="string">
            <text:p>json type</text:p>
          </table:table-cell>
          <table:table-cell office:value-type="string" calcext:value-type="string">
            <text:p>json necessary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/Settings</text:p>
          </table:table-cell>
          <table:table-cell office:value-type="string" calcext:value-type="string">
            <text:p>DebugS5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<text:span text:style-name="T1">/Settings/</text:span>GlobalState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Text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ImportantTextOnly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enum _DisCat, in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DisplayCategory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enum _LUPname, int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82,76</text:p>
          </table:table-cell>
          <table:table-cell table:style-name="ce6" office:value-type="string" calcext:value-type="string">
            <text:p>Paper Chart,Simplifi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ymbol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LUPname, int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Boundary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Sounding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MetaDispla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6" office:value-type="string" calcext:value-type="string">
            <text:p>OpenCPN S52PLIB ShowATONLabel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Double (1.0,0.0)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ColorShades</text:p>
          </table:table-cell>
          <table:table-cell table:style-name="ce6" office:value-type="string" calcext:value-type="string">
            <text:p>double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Int (0,1,2)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Feet, Meters, Fathoms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<text:span text:style-name="T1">/Settings/</text:span>AvNav</text:p>
          </table:table-cell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4"/>
          <table:table-cell table:style-name="ce6" office:value-type="string" calcext:value-type="string">
            <text:p>OpenCPN S52PLIB ShowLight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OpenCPN S52PLIB ShowAnchorCondition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none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ColorScheme</text:p>
          </table:table-cell>
          <table:table-cell table:style-name="ce6"/>
          <table:table-cell table:style-name="ce6" office:value-type="string" calcext:value-type="string">
            <text:p>PlugInManager::SetColorSchemeForAllPlugIns</text:p>
          </table:table-cell>
          <table:table-cell table:style-name="ce6" table:number-columns-repeated="12"/>
          <table:table-cell table:number-columns-repeated="1007"/>
        </table:table-row>
        <table:table-row table:style-name="ro2">
          <table:table-cell/>
          <table:table-cell table:style-name="ce6" table:number-columns-repeated="16"/>
          <table:table-cell table:number-columns-repeated="1007"/>
        </table:table-row>
        <table:table-row table:style-name="ro2">
          <table:table-cell/>
          <table:table-cell table:style-name="ce6" table:number-columns-repeated="2"/>
          <table:table-cell table:style-name="Default"/>
          <table:table-cell table:style-name="ce6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/Settings/ObjectFilter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ce6"/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 table:number-columns-repeated="2"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table:number-columns-repeated="4"/>
          <table:table-cell table:number-columns-repeated="1014"/>
        </table:table-row>
        <table:table-row table:style-name="ro2" table:number-rows-repeated="10482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.00.0000</text:date>, <text:time style:data-style-name="N2" text:time-value="20:09:23.6287036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13T18:18:54.786306536</meta:creation-date>
    <dc:date>2022-01-23T20:10:16.799782259</dc:date>
    <dc:creator>Andreas </dc:creator>
    <meta:editing-duration>P9DT9H55M48S</meta:editing-duration>
    <meta:editing-cycles>27</meta:editing-cycles>
    <meta:generator>LibreOffice/6.0.7.3$Linux_X86_64 LibreOffice_project/00m0$Build-3</meta:generator>
    <meta:document-statistic meta:table-count="1" meta:cell-count="1039" meta:object-count="0"/>
  </office:meta>
</office:document-meta>
</file>